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05cm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stroke="none" svg:stroke-color="#000000" draw:fill="none" draw:fill-color="#ffffff" fo:min-height="0.835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stroke="none" svg:stroke-color="#000000" draw:fill="none" draw:fill-color="#ffffff" fo:min-height="2.15cm"/>
    </style:style>
    <style:style style:name="gr10" style:family="graphic" style:parent-style-name="standard">
      <style:graphic-properties draw:stroke="none" svg:stroke-color="#000000" draw:fill="none" draw:fill-color="#ffffff" fo:min-height="0.735cm"/>
    </style:style>
    <style:style style:name="P1" style:family="paragraph">
      <style:paragraph-properties fo:text-align="center"/>
    </style:style>
    <style:style style:name="P2" style:family="paragraph">
      <style:text-properties fo:font-size="10.5pt" style:font-size-asian="10.5pt" style:font-size-complex="10.5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2.5cm" svg:height="1.1cm" svg:x="8.1cm" svg:y="9.5cm">
          <text:p text:style-name="P1">开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1.1cm" svg:x="8cm" svg:y="26.1cm">
          <text:p text:style-name="P1">结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9cm" svg:height="1.3cm" svg:x="7.5cm" svg:y="11.5cm">
          <text:p text:style-name="P1">初始化线程池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1.6cm" svg:x="2.1cm" svg:y="16.2cm">
          <text:p text:style-name="P1">新任务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4.9cm" svg:y1="16.999cm" svg:x2="8.2cm" svg:y2="17cm">
          <text:p/>
        </draw:line>
        <draw:frame draw:style-name="gr3" draw:text-style-name="P2" draw:layer="layout" svg:width="2.9cm" svg:height="0.738cm" svg:x="10.5cm" svg:y="21.6cm">
          <draw:text-box>
            <text:p text:style-name="P2"><text:span text:style-name="T1">归还线程</text:span></text:p>
          </draw:text-box>
        </draw:frame>
        <draw:custom-shape draw:style-name="gr1" draw:text-style-name="P1" draw:layer="layout" svg:width="2.5cm" svg:height="1.1cm" svg:x="8.1cm" svg:y="16.4cm">
          <text:p text:style-name="P1">线程池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2cm" svg:height="1.05cm" svg:x="5cm" svg:y="16cm">
          <draw:text-box>
            <text:p text:style-name="P3"><text:span text:style-name="T2">notifyAll</text:span></text:p>
          </draw:text-box>
        </draw:frame>
        <draw:custom-shape draw:style-name="gr1" draw:text-style-name="P1" draw:layer="layout" svg:width="2.5cm" svg:height="1.1cm" svg:x="8cm" svg:y="23.4cm">
          <text:p text:style-name="P1">关闭池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1cm" svg:x="12.5cm" svg:y="21.7cm">
          <text:p text:style-name="P1">执行结束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4cm" svg:y1="17.5cm" svg:x2="9.3cm" svg:y2="23.4cm">
          <text:p/>
        </draw:line>
        <draw:line draw:style-name="gr5" draw:text-style-name="P1" draw:layer="layout" svg:x1="9.9cm" svg:y1="17.6cm" svg:x2="9.9cm" svg:y2="22.2cm">
          <text:p/>
        </draw:line>
        <draw:line draw:style-name="gr5" draw:text-style-name="P1" draw:layer="layout" svg:x1="9.9cm" svg:y1="22.2cm" svg:x2="12.5cm" svg:y2="22.2cm">
          <text:p/>
        </draw:line>
        <draw:line draw:style-name="gr2" draw:text-style-name="P1" draw:layer="layout" svg:x1="9.9cm" svg:y1="17.9cm" svg:x2="9.9cm" svg:y2="17.5cm">
          <text:p/>
        </draw:line>
        <draw:custom-shape draw:style-name="gr1" draw:text-style-name="P1" draw:layer="layout" svg:width="2.5cm" svg:height="1.1cm" svg:x="12.5cm" svg:y="14cm">
          <text:p text:style-name="P1">Wait 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1.8cm" svg:height="1.085cm" svg:x="15cm" svg:y="16.1cm">
          <draw:text-box>
            <text:p>是</text:p>
          </draw:text-box>
        </draw:frame>
        <draw:custom-shape draw:style-name="gr1" draw:text-style-name="P1" draw:layer="layout" svg:width="2.5cm" svg:height="1.1cm" svg:x="16.6cm" svg:y="16.4cm">
          <text:p text:style-name="P1">wai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3.7cm" svg:height="1.05cm" svg:x="4.7cm" svg:y="17.05cm">
          <draw:text-box>
            <text:p text:style-name="P2"><text:span text:style-name="T1">唤醒等待的线程</text:span><text:span text:style-name="T1">A</text:span></text:p>
          </draw:text-box>
        </draw:frame>
        <draw:line draw:style-name="gr2" draw:text-style-name="P1" draw:layer="layout" svg:x1="10.6cm" svg:y1="17cm" svg:x2="12.4cm" svg:y2="17cm">
          <text:p/>
        </draw:line>
        <draw:custom-shape draw:style-name="gr1" draw:text-style-name="P1" draw:layer="layout" svg:width="2.8cm" svg:height="1.6cm" svg:x="12.3cm" svg:y="16.2cm">
          <text:p text:style-name="P1">池为空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5.1cm" svg:y1="17cm" svg:x2="16.7cm" svg:y2="17cm">
          <text:p/>
        </draw:line>
        <draw:line draw:style-name="gr2" draw:text-style-name="P1" draw:layer="layout" svg:x1="9.4cm" svg:y1="15.4cm" svg:x2="9.4cm" svg:y2="16.4cm">
          <text:p/>
        </draw:line>
        <draw:line draw:style-name="gr2" draw:text-style-name="P1" draw:layer="layout" svg:x1="9.4cm" svg:y1="10.6cm" svg:x2="9.4cm" svg:y2="11.5cm">
          <text:p/>
        </draw:line>
        <draw:line draw:style-name="gr2" draw:text-style-name="P1" draw:layer="layout" svg:x1="13.7cm" svg:y1="20cm" svg:x2="13.7cm" svg:y2="21.7cm">
          <text:p/>
        </draw:line>
        <draw:line draw:style-name="gr2" draw:text-style-name="P1" draw:layer="layout" svg:x1="13.7cm" svg:y1="17.8cm" svg:x2="13.7cm" svg:y2="18.9cm">
          <text:p/>
        </draw:line>
        <draw:frame draw:style-name="gr7" draw:layer="layout" svg:width="1.8cm" svg:height="1.085cm" svg:x="10.6cm" svg:y="13.715cm">
          <draw:text-box>
            <text:p>无</text:p>
          </draw:text-box>
        </draw:frame>
        <draw:frame draw:style-name="gr6" draw:layer="layout" svg:width="1.8cm" svg:height="1.085cm" svg:x="13.5cm" svg:y="17.601cm">
          <draw:text-box>
            <text:p>否</text:p>
          </draw:text-box>
        </draw:frame>
        <draw:custom-shape draw:style-name="gr1" draw:text-style-name="P1" draw:layer="layout" svg:width="2.5cm" svg:height="1.1cm" svg:x="16.6cm" svg:y="16.4cm">
          <text:p text:style-name="P1">wa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cm" svg:height="1.1cm" svg:x="12.5cm" svg:y="18.9cm">
          <text:p text:style-name="P1">获取线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3.7cm" svg:height="1.4cm" svg:x="15.9cm" svg:y="18cm">
          <text:p text:style-name="P1"><text:span text:style-name="T1">获取线程的方法处于</text:span></text:p>
          <text:p text:style-name="P1"><text:span text:style-name="T1">等待状态</text:span><text:span text:style-name="T1">B</text:span></text:p>
          <draw:enhanced-geometry svg:viewBox="0 0 21600 21600" draw:text-areas="800 800 20800 20800" draw:type="round-rectangular-callout" draw:modifiers="13820.2647932991 -6506.209850107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2" draw:layer="layout" svg:width="1.2cm" svg:height="5.049cm" svg:x="9.8cm" svg:y="17.351cm">
          <draw:text-box>
            <text:p text:style-name="P2"><text:span text:style-name="T1">唤醒获取线程的方法</text:span><text:span text:style-name="T1">B</text:span></text:p>
          </draw:text-box>
        </draw:frame>
        <draw:custom-shape draw:style-name="gr1" draw:text-style-name="P1" draw:layer="layout" svg:width="2.8cm" svg:height="1.6cm" svg:x="8cm" svg:y="13.8cm">
          <text:p text:style-name="P1">有任务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layer="layout" svg:width="1.7cm" svg:height="1.085cm" svg:x="9.3cm" svg:y="15.2cm">
          <draw:text-box>
            <text:p>是</text:p>
          </draw:text-box>
        </draw:frame>
        <draw:line draw:style-name="gr2" draw:text-style-name="P1" draw:layer="layout" svg:x1="9.4cm" svg:y1="12.8cm" svg:x2="9.4cm" svg:y2="13.8cm">
          <text:p/>
        </draw:line>
        <draw:line draw:style-name="gr2" draw:text-style-name="P1" draw:layer="layout" svg:x1="10.7cm" svg:y1="14.6cm" svg:x2="12.5cm" svg:y2="14.6cm">
          <text:p/>
        </draw:line>
        <draw:line draw:style-name="gr2" draw:text-style-name="P1" draw:layer="layout" svg:x1="9.2cm" svg:y1="24.5cm" svg:x2="9.2cm" svg:y2="2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14:43:26.089242781</meta:creation-date>
    <dc:date>2015-11-20T15:42:11.056628028</dc:date>
    <meta:editing-duration>PT12M38S</meta:editing-duration>
    <meta:editing-cycles>1</meta:editing-cycles>
    <meta:document-statistic meta:object-count="36"/>
    <meta:generator>LibreOffice/4.2.8.2$Linux_X86_64 LibreOffice_project/420m0$Build-2</meta:generator>
  </office:meta>
</office:document-meta>
</file>